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7.17cm"/>
    </style:style>
    <style:style style:name="co8" style:family="table-column">
      <style:table-column-properties fo:break-before="auto" style:column-width="8.886cm"/>
    </style:style>
    <style:style style:name="co9" style:family="table-column">
      <style:table-column-properties fo:break-before="auto" style:column-width="20.733cm"/>
    </style:style>
    <style:style style:name="co10" style:family="table-column">
      <style:table-column-properties fo:break-before="auto" style:column-width="12.398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7.2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c9211e"/>
    </style:style>
    <style:style style:name="ce2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>
      <style:text-properties fo:color="#00a933"/>
    </style:style>
    <style:style style:name="ce8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Kicad/a_DECA/DECA_retro_cape_2 (2-layer)/arrow_deca_retro_cape.kicad_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24 Dec 2022 20:08:38 C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9-8da3e8f707~117~ubuntu20.04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table:number-columns-repeated="3"/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TXS0108EPW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/>
          <table:table-cell table:style-name="ce4" office:value-type="string" calcext:value-type="string">
            <text:p>C28323</text:p>
          </table:table-cell>
          <table:table-cell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9, C20</text:p>
          </table:table-cell>
          <table:table-cell/>
          <table:table-cell table:style-name="ce4" office:value-type="string" calcext:value-type="string">
            <text:p>C15850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/>
          <table:table-cell table:style-name="ce8" office:value-type="string" calcext:value-type="string">
            <text:p>C45783</text:p>
          </table:table-cell>
          <table:table-cell/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/>
          <table:table-cell office:value-type="string" calcext:value-type="string">
            <text:p>C107594</text:p>
          </table:table-cell>
          <table:table-cell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office:value-type="string" calcext:value-type="string">
            <text:p>C69073</text:p>
          </table:table-cell>
          <table:table-cell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P1, JP4, JP5, JP6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2, JP7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table:number-columns-repeated="3"/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, R2, R5, R6, R9, R10, R11, R12, R13, R14, R15, R16</text:p>
          </table:table-cell>
          <table:table-cell/>
          <table:table-cell office:value-type="string" calcext:value-type="string">
            <text:p>C1773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/>
          <table:table-cell table:style-name="ce4" office:value-type="string" calcext:value-type="string">
            <text:p>C25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/>
          <table:table-cell table:style-name="ce4" office:value-type="string" calcext:value-type="string">
            <text:p>C2527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9, R20, R21, R25, R26, R27, R31, R32, R33</text:p>
          </table:table-cell>
          <table:table-cell/>
          <table:table-cell table:style-name="ce4" office:value-type="string" calcext:value-type="string">
            <text:p>C17604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2, R23, R24, R28, R29, R30, R34, R35, R36</text:p>
          </table:table-cell>
          <table:table-cell/>
          <table:table-cell table:style-name="ce4" office:value-type="string" calcext:value-type="string">
            <text:p>C17513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table:style-name="ce4" office:value-type="string" calcext:value-type="string">
            <text:p>C17206</text:p>
          </table:table-cell>
          <table:table-cell/>
          <table:table-cell office:value-type="string" calcext:value-type="string">
            <text:p>TXS0108EPWR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/>
          <table:table-cell table:style-name="ce4" office:value-type="string" calcext:value-type="string">
            <text:p>C12087</text:p>
          </table:table-cell>
          <table:table-cell/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00:37:55.33447547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5T01:39:32.536285223</dc:date>
    <meta:editing-duration>PT1H36M32S</meta:editing-duration>
    <meta:editing-cycles>13</meta:editing-cycles>
    <meta:generator>LibreOffice/6.4.7.2$Linux_X86_64 LibreOffice_project/40$Build-2</meta:generator>
    <meta:document-statistic meta:table-count="1" meta:cell-count="665" meta:object-count="0"/>
  </office:meta>
</office:document-meta>
</file>